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55364A404C9F6C42B2.jpg" manifest:media-type="image/jpeg"/>
  <manifest:file-entry manifest:full-path="Pictures/100000000000050000000355F7096AB71E9975E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polonia Nova OT1" svg:font-family="'Apolonia Nova OT'" style:font-pitch="variable"/>
    <style:font-face style:name="Apolonia Nova OT" svg:font-family="'Apolonia Nova OT'" style:font-adornments="Regular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3.364cm"/>
    </style:style>
    <style:style style:name="pr2" style:family="presentation" style:parent-style-name="Domyślnie-title">
      <style:graphic-properties draw:auto-grow-height="true" fo:min-height="2.63cm"/>
    </style:style>
    <style:style style:name="pr3" style:family="presentation" style:parent-style-name="Domyślnie-outline1">
      <style:graphic-properties fo:min-height="8.884cm"/>
    </style:style>
    <style:style style:name="P1" style:family="paragraph">
      <loext:graphic-properties draw:fill="none" draw:fill-color="#ffffff"/>
      <style:text-properties style:font-name="Apolonia Nova OT1" fo:font-size="24pt"/>
    </style:style>
    <style:style style:name="P2" style:family="paragraph">
      <loext:graphic-properties draw:fill-color="#ffffff"/>
    </style:style>
    <style:style style:name="P3" style:family="paragraph">
      <style:paragraph-properties fo:margin-left="2cm" fo:margin-right="0cm" fo:text-indent="0cm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style:font-name="Apolonia Nova OT1"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Ubuntu Mono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polonia Nova O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polonia Nova OT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Apolonia Nova OT1" fo:font-weight="normal" style:font-weight-asian="normal" style:font-weight-complex="normal"/>
    </style:style>
    <style:style style:name="T8" style:family="text">
      <style:text-properties style:font-name="Apolonia Nova OT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style-name="gr1" draw:text-style-name="P1" draw:layer="layout" svg:width="23.6cm" svg:height="1.098cm" svg:x="0.8cm" svg:y="14.2cm">
          <draw:text-box>
            <text:p><text:span text:style-name="T1">Paweł Kraszewski &lt;root+LinuX-LAB@linuxpedia.pl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>
        <draw:frame presentation:style-name="pr2" draw:layer="layout" svg:width="25.199cm" svg:height="2.63cm" svg:x="1.4cm" svg:y="0.627cm" presentation:class="title">
          <draw:text-box>
            <text:p>Krótko o protokole MQTT</text:p>
          </draw:text-box>
        </draw:frame>
        <draw:frame presentation:style-name="pr3" draw:layer="layout" svg:width="26.8cm" svg:height="11.516cm" svg:x="0.6cm" svg:y="3.684cm" presentation:class="outline" presentation:user-transformed="true">
          <draw:text-box>
            <text:list text:style-name="L2">
              <text:list-item>
                <text:p>Skrót MQTT rozwija się jako <text:span text:style-name="T2">Message Queuing Telemetry Transport</text:span></text:p>
              </text:list-item>
              <text:list-item>
                <text:p><text:span text:style-name="T3">Opracowany przez </text:span><text:span text:style-name="T2">IBM</text:span><text:span text:style-name="T3"> w 1999, obecnie jest standardem ISO/IEC PRF 20922, zarządzanym przez konsorcjuim </text:span><text:span text:style-name="T2">OASIS</text:span><text:span text:style-name="T3"> (to od m.in. formatu OpenDocument OpenOffice’a)</text:span></text:p>
              </text:list-item>
              <text:list-item>
                <text:p><text:span text:style-name="T3">Strona domowa to </text:span><text:span text:style-name="T4">http://mqtt.org/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>
        <draw:frame presentation:style-name="pr2" draw:layer="layout" svg:width="25.199cm" svg:height="2.63cm" svg:x="1.4cm" svg:y="0.627cm" presentation:class="title">
          <draw:text-box>
            <text:p>Topologia MQTT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2">
              <text:list-item>
                <text:p><text:span text:style-name="T3">Protokół typu </text:span><text:span text:style-name="T2">klient-serwer</text:span><text:span text:style-name="T3"> (zasadniczo gwiazda)</text:span></text:p>
              </text:list-item>
              <text:list-item>
                <text:p><text:span text:style-name="T3">Serwer nazywany jest </text:span><text:span text:style-name="T2">brokerem komunikatów</text:span></text:p>
              </text:list-item>
              <text:list-item>
                <text:p><text:span text:style-name="T3">Klienci mogą </text:span><text:span text:style-name="T2">publikować</text:span><text:span text:style-name="T3"> komunikaty w hierarchii tematów i/lub </text:span><text:span text:style-name="T2">subskrybować</text:span><text:span text:style-name="T3"> wybrane tematy.</text:span></text:p>
              </text:list-item>
              <text:list-item>
                <text:p><text:span text:style-name="T3">Komunikaty są blobami o rozmiarze do ~256MB</text:span></text:p>
              </text:list-item>
              <text:list-item>
                <text:p><text:span text:style-name="T3">Tematy przypominają ścieżki w systemie plików (struktura drzewa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>
        <draw:frame presentation:style-name="pr2" draw:layer="layout" svg:width="25.199cm" svg:height="2.63cm" svg:x="1.4cm" svg:y="0.627cm" presentation:class="title">
          <draw:text-box>
            <text:p>Założenia projektowe MQTT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2">
              <text:list-item>
                <text:p><text:span text:style-name="T3">MQTT transportowany jest przez </text:span><text:span text:style-name="T2">TCP</text:span><text:span text:style-name="T3">, jednak występuje wariant MQTT-SN do pracy w sieciach nie-IP, np. </text:span><text:span text:style-name="T2">Zigbee</text:span><text:span text:style-name="T3"> albo </text:span><text:span text:style-name="T2">Bluetooth</text:span><text:span text:style-name="T3">.</text:span></text:p>
              </text:list-item>
              <text:list-item>
                <text:p><text:span text:style-name="T5">Ramki komunikatów mają </text:span><text:span text:style-name="T6">szczątkowy narzut</text:span><text:span text:style-name="T5"> protokołu (bardzo efektywny binarnie</text:span><text:span text:style-name="T3">, łatwy do zaprogramowania w IoT)</text:span></text:p>
              </text:list-item>
              <text:list-item>
                <text:p><text:span text:style-name="T3">Protokołu nie interesuje </text:span><text:span text:style-name="T2">zawartość komunikatu</text:span><text:span text:style-name="T3"> (binarka, JSON, XML, plain text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>
        <draw:frame presentation:style-name="pr2" draw:layer="layout" svg:width="25.199cm" svg:height="2.63cm" svg:x="1.4cm" svg:y="0.627cm" presentation:class="title">
          <draw:text-box>
            <text:p>Dostarczanie MQTT</text:p>
          </draw:text-box>
        </draw:frame>
        <draw:frame presentation:style-name="pr3" draw:layer="layout" svg:width="27.2cm" svg:height="11.4cm" svg:x="0.4cm" svg:y="4cm" presentation:class="outline" presentation:user-transformed="true">
          <draw:text-box>
            <text:list text:style-name="L3">
              <text:list-item>
                <text:p>Komunikaty mogą mieć flagę <text:span text:style-name="T2">retain</text:span> (zachowaj), czekają wtedy na odbiorcę w brokerze</text:p>
              </text:list-item>
            </text:list>
            <text:list text:style-name="L4">
              <text:list-item>
                <text:p>Komunikaty mają poziom obsługi <text:span text:style-name="T2">QoS</text:span>:</text:p>
              </text:list-item>
            </text:list>
            <text:list text:style-name="L1">
              <text:list-item>
                <text:p text:style-name="P3">0 – dostarcz nie więcej niż raz (być może wcale)</text:p>
              </text:list-item>
              <text:list-item>
                <text:p text:style-name="P3">1 – dostarcz nie mniej niż raz (być może wielokrotnie)</text:p>
              </text:list-item>
              <text:list-item>
                <text:p text:style-name="P3">2 – dostarcz dokładnie jeden raz</text:p>
              </text:list-item>
              <text:list-item>
                <text:p text:style-name="P4">Klient może zostawić <text:span text:style-name="T2">testament</text:span> – wiadomość, która zostanie nadana przez brokera po zerwaniu połączenia z klientem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>
        <draw:frame presentation:style-name="pr2" draw:layer="layout" svg:width="25.199cm" svg:height="2.63cm" svg:x="1.4cm" svg:y="0.627cm" presentation:class="title">
          <draw:text-box>
            <text:p>Złożone topologie MQTT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3">
              <text:list-item>
                <text:p>Możliwa jest łączność <text:span text:style-name="T2">broker-broker</text:span>. Technicznie jeden broker jest wtedy klientem dla drugiego, może wtedy subskrybować zdalne tematy i publikować własne.</text:p>
              </text:list-item>
              <text:list-item>
                <text:p>Taką konfigurację nazywa się <text:span text:style-name="T2">mostem</text:span> (bridge)</text:p>
              </text:list-item>
              <text:list-item>
                <text:p>MQTT <text:span text:style-name="T2">nie ma zabezpieczenia przed pętlą</text:span> stworzoną przez mosty, choć niektóre brokery (m.in. mosquitto) obsługują dwukierunkową replikację między dwoma brokerami w konfiguracji asymetrycznej (tj tylko jeden równocześnie publikuje i subskrybuje na drugim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>
        <draw:frame presentation:style-name="pr2" draw:layer="layout" svg:width="25.199cm" svg:height="2.63cm" svg:x="1.4cm" svg:y="0.627cm" presentation:class="title">
          <draw:text-box>
            <text:p>Implementacje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3">
              <text:list-item>
                <text:p>Referencyjna implementacja brokera i biblioteki klienckiej C/C++ MQTT to <text:span text:style-name="T2">Apache</text:span> <text:span text:style-name="T2">Mosquitto</text:span> <text:span text:style-name="T4">https://mosquitto.org</text:span></text:p>
              </text:list-item>
              <text:list-item>
                <text:p><text:span text:style-name="T7">Multi-językowa biblioteka kliencka (Java, C#, Go, C, Python i JavaScript) </text:span><text:span text:style-name="T8">Eclipse Paho</text:span><text:span text:style-name="T7"> </text:span><text:span text:style-name="T4">https://www.eclipse.org/paho/</text:span></text:p>
              </text:list-item>
              <text:list-item>
                <text:p><text:span text:style-name="T7">Inne implementacje są wymienione na Wikipedi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">
        <draw:frame presentation:style-name="pr2" draw:layer="layout" svg:width="25.199cm" svg:height="2.63cm" svg:x="1.4cm" svg:y="0.627cm" presentation:class="title">
          <draw:text-box>
            <text:p>Zastosowanie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3">
              <text:list-item>
                <text:p><text:span text:style-name="T7">Dużo klientów i nieduże komunikaty to ulubione środowisko życia MQTT</text:span></text:p>
              </text:list-item>
              <text:list-item>
                <text:p text:style-name="P3"><text:span text:style-name="T7">Komunikatory (prawdopodobnie Facebook korzysta za jakiejś mutacji MQTT)</text:span></text:p>
              </text:list-item>
              <text:list-item>
                <text:p text:style-name="P3"><text:span text:style-name="T7">Monitorowanie urządzeń i aplikacji</text:span></text:p>
              </text:list-item>
              <text:list-item>
                <text:p text:style-name="P3"><text:span text:style-name="T7">Systemy Command&amp;Contro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>
        <draw:frame presentation:style-name="pr2" draw:layer="layout" svg:width="25.199cm" svg:height="2.63cm" svg:x="1.4cm" svg:y="0.627cm" presentation:class="title">
          <draw:text-box>
            <text:p>Przykład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3">
              <text:list-item>
                <text:p><text:span text:style-name="T8">Komunikator</text:span><text:span text:style-name="T7"> oparty o MQTT w Pythonie3</text:span></text:p>
              </text:list-item>
              <text:list-item>
                <text:p><text:span text:style-name="T7">Biblioteka </text:span><text:span text:style-name="T4">python3-paho-mqtt</text:span><text:span text:style-name="T7"> dla protokołu</text:span></text:p>
              </text:list-item>
              <text:list-item>
                <text:p><text:span text:style-name="T7">Biblioteka </text:span><text:span text:style-name="T4">python3-tk</text:span><text:span text:style-name="T7"> dla GUI</text:span></text:p>
              </text:list-item>
              <text:list-item>
                <text:p><text:span text:style-name="T7">Użycie: </text:span></text:p>
              </text:list-item>
            </text:list>
            <text:p><text:span text:style-name="T4">komunikator.py [-p PORT] [-s SERVER] usernam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polonia Nova OT1" svg:font-family="'Apolonia Nova OT'" style:font-pitch="variable"/>
    <style:font-face style:name="Apolonia Nova OT" svg:font-family="'Apolonia Nova OT'" style:font-adornments="Regular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0000000355F7096AB71E9975E5.jpg" xlink:type="simple" xlink:show="embed" xlink:actuate="onLoad"/>
    <draw:fill-image draw:name="background" xlink:href="Pictures/100000000000050000000355364A404C9F6C42B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polonia Nova OT" fo:font-family="'Apolonia Nova OT'" style:font-style-name="Regularn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polonia Nova OT" fo:font-family="'Apolonia Nova OT'" style:font-style-name="Regularn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polonia Nova OT" fo:font-family="'Apolonia Nova OT'" style:font-style-name="Regularna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3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weł Kraszewski</meta:initial-creator>
    <meta:creation-date>2018-10-11T17:59:41.338840297</meta:creation-date>
    <dc:date>2018-10-12T07:28:36.999500722</dc:date>
    <meta:editing-duration>PT22M32S</meta:editing-duration>
    <meta:editing-cycles>4</meta:editing-cycles>
    <meta:generator>LibreOffice/6.0.6.2$Linux_X86_64 LibreOffice_project/00m0$Build-2</meta:generator>
    <meta:document-statistic meta:object-count="56"/>
  </office:meta>
</office:document-meta>
</file>